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D0000008E8B7F126E7821A295.png" manifest:media-type="image/png"/>
  <manifest:file-entry manifest:full-path="Pictures/100027D80000364A00000EB8709A50AD736D42B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svg:stroke-color="#999999" draw:marker-start-width="0.23cm" draw:marker-end="Arrowheads_20_1" draw:marker-end-width="0.135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319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2cm" svg:stroke-color="#999999" draw:marker-start="Rounded_20_short_20_Arrow" draw:marker-start-width="0.14cm" draw:marker-end="" draw:marker-end-width="0.135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99999" loext:opacity="100%" fo:font-size="6pt" style:font-size-asian="6pt" style:font-size-complex="6pt"/>
    </style:style>
    <style:style style:name="P4" style:family="paragraph">
      <loext:graphic-properties draw:fill="none" draw:fill-color="#ffffff"/>
      <style:text-properties fo:color="#999999" loext:opacity="100%" fo:font-size="6pt" style:font-size-asian="6pt" style:font-size-complex="6pt"/>
    </style:style>
    <style:style style:name="P5" style:family="paragraph">
      <style:paragraph-properties fo:text-align="end"/>
      <style:text-properties fo:color="#999999" loext:opacity="100%"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end"/>
      <style:text-properties fo:color="#999999" loext:opacity="100%" fo:font-size="6pt" style:font-size-asian="6pt" style:font-size-complex="6pt"/>
    </style:style>
    <style:style style:name="T1" style:family="text">
      <style:text-properties fo:color="#999999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97cm" svg:height="3.767cm" svg:x="0cm" svg:y="0cm">
          <draw:image xlink:href="Pictures/100027D80000364A00000EB8709A50AD736D42B9.svg" xlink:type="simple" xlink:show="embed" xlink:actuate="onLoad" draw:mime-type="image/svg+xml">
            <text:p/>
          </draw:image>
          <draw:image xlink:href="Pictures/100000010000020D0000008E8B7F126E7821A295.png" xlink:type="simple" xlink:show="embed" xlink:actuate="onLoad" draw:mime-type="image/png"/>
        </draw:frame>
        <draw:polyline draw:style-name="gr2" draw:text-style-name="P2" draw:layer="layout" svg:width="5.299cm" svg:height="3.399cm" svg:x="0.159cm" svg:y="0.259cm" svg:viewBox="0 0 5300 3400" draw:points="5300,0 5300,3400 0,3400">
          <text:p/>
        </draw:polyline>
        <draw:frame draw:style-name="gr3" draw:text-style-name="P4" draw:layer="layout" svg:width="3.8cm" svg:height="0.319cm" svg:x="0.323cm" svg:y="3.409cm">
          <draw:text-box>
            <text:p text:style-name="P3"><text:span text:style-name="T1">Technische Stromrichtung</text:span></text:p>
          </draw:text-box>
        </draw:frame>
        <draw:polyline draw:style-name="gr4" draw:text-style-name="P2" draw:layer="layout" svg:width="2.999cm" svg:height="1.599cm" svg:x="0.859cm" svg:y="1.059cm" svg:viewBox="0 0 3000 1600" draw:points="3000,0 3000,1600 0,1600">
          <text:p/>
        </draw:polyline>
        <draw:frame draw:style-name="gr3" draw:text-style-name="P6" draw:layer="layout" svg:width="2.8cm" svg:height="0.319cm" svg:x="1.023cm" svg:y="2.44cm">
          <draw:text-box>
            <text:p text:style-name="P5"><text:span text:style-name="T1">Tatsächlicher Elektronenflu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59cm" fo:margin-bottom="0.359cm" fo:margin-left="0.359cm" fo:margin-right="0.359cm" fo:page-width="13.898cm" fo:page-height="3.7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5T08:55:15.060988466</dc:date>
    <dc:creator>Dennis Schulmeister-Zimolong</dc:creator>
    <meta:editing-duration>PT11M1S</meta:editing-duration>
    <meta:editing-cycles>2</meta:editing-cycles>
    <meta:generator>LibreOffice/7.2.7.2$Linux_X86_64 LibreOffice_project/20$Build-2</meta:generator>
    <meta:document-statistic meta:object-count="5"/>
  </office:meta>
</office:document-meta>
</file>